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1" table:default-cell-style-name="Default"/>
        <table:table-row table:style-name="ro1" table:number-rows-repeated="12"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office:value-type="float" office:value="0.09" calcext:value-type="float">
            <text:p>0.0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42380000" calcext:value-type="float">
            <text:p>942380000</text:p>
          </table:table-cell>
          <table:table-cell office:value-type="float" office:value="0.0120035335012424" calcext:value-type="float">
            <text:p>0.0120035335</text:p>
          </table:table-cell>
          <table:table-cell table:formula="of:=[.E14]*[.$G$13]" office:value-type="float" office:value="0.00108031801511182" calcext:value-type="float">
            <text:p>0.001080318</text:p>
          </table:table-cell>
          <table:table-cell/>
          <table:table-cell office:value-type="float" office:value="942380000" calcext:value-type="float">
            <text:p>942380000</text:p>
          </table:table-cell>
          <table:table-cell office:value-type="float" office:value="0.002816" calcext:value-type="float">
            <text:p>0.002816</text:p>
          </table:table-cell>
          <table:table-cell/>
          <table:table-cell table:formula="of:=[.F14]-[.I14]" office:value-type="float" office:value="-0.00173568198488818" calcext:value-type="float">
            <text:p>-0.001735682</text:p>
          </table:table-cell>
        </table:table-row>
        <table:table-row table:style-name="ro1">
          <table:table-cell table:number-columns-repeated="3"/>
          <table:table-cell office:value-type="float" office:value="942390000" calcext:value-type="float">
            <text:p>942390000</text:p>
          </table:table-cell>
          <table:table-cell office:value-type="float" office:value="0.55374790454014" calcext:value-type="float">
            <text:p>0.5537479045</text:p>
          </table:table-cell>
          <table:table-cell table:formula="of:=[.E15]*[.$G$13]" office:value-type="float" office:value="0.0498373114086126" calcext:value-type="float">
            <text:p>0.0498373114</text:p>
          </table:table-cell>
          <table:table-cell/>
          <table:table-cell office:value-type="float" office:value="942390000" calcext:value-type="float">
            <text:p>942390000</text:p>
          </table:table-cell>
          <table:table-cell office:value-type="float" office:value="0.046565" calcext:value-type="float">
            <text:p>0.046565</text:p>
          </table:table-cell>
          <table:table-cell/>
          <table:table-cell table:formula="of:=[.F15]-[.I15]" office:value-type="float" office:value="0.0032723114086126" calcext:value-type="float">
            <text:p>0.0032723114</text:p>
          </table:table-cell>
        </table:table-row>
        <table:table-row table:style-name="ro1">
          <table:table-cell table:number-columns-repeated="3"/>
          <table:table-cell office:value-type="float" office:value="942400000" calcext:value-type="float">
            <text:p>942400000</text:p>
          </table:table-cell>
          <table:table-cell office:value-type="float" office:value="0.248085929595427" calcext:value-type="float">
            <text:p>0.2480859296</text:p>
          </table:table-cell>
          <table:table-cell table:formula="of:=[.E16]*[.$G$13]" office:value-type="float" office:value="0.0223277336635884" calcext:value-type="float">
            <text:p>0.0223277337</text:p>
          </table:table-cell>
          <table:table-cell/>
          <table:table-cell office:value-type="float" office:value="942400000" calcext:value-type="float">
            <text:p>942400000</text:p>
          </table:table-cell>
          <table:table-cell office:value-type="float" office:value="0.021951" calcext:value-type="float">
            <text:p>0.021951</text:p>
          </table:table-cell>
          <table:table-cell/>
          <table:table-cell table:formula="of:=[.F16]-[.I16]" office:value-type="float" office:value="0.000376733663588431" calcext:value-type="float">
            <text:p>0.0003767337</text:p>
          </table:table-cell>
        </table:table-row>
        <table:table-row table:style-name="ro1">
          <table:table-cell table:number-columns-repeated="3"/>
          <table:table-cell office:value-type="float" office:value="942410000" calcext:value-type="float">
            <text:p>942410000</text:p>
          </table:table-cell>
          <table:table-cell office:value-type="float" office:value="0.13412271696874" calcext:value-type="float">
            <text:p>0.134122717</text:p>
          </table:table-cell>
          <table:table-cell table:formula="of:=[.E17]*[.$G$13]" office:value-type="float" office:value="0.0120710445271866" calcext:value-type="float">
            <text:p>0.0120710445</text:p>
          </table:table-cell>
          <table:table-cell/>
          <table:table-cell office:value-type="float" office:value="942410000" calcext:value-type="float">
            <text:p>942410000</text:p>
          </table:table-cell>
          <table:table-cell office:value-type="float" office:value="0.010606" calcext:value-type="float">
            <text:p>0.010606</text:p>
          </table:table-cell>
          <table:table-cell/>
          <table:table-cell table:formula="of:=[.F17]-[.I17]" office:value-type="float" office:value="0.0014650445271866" calcext:value-type="float">
            <text:p>0.0014650445</text:p>
          </table:table-cell>
        </table:table-row>
        <table:table-row table:style-name="ro1">
          <table:table-cell table:number-columns-repeated="3"/>
          <table:table-cell office:value-type="float" office:value="942420000" calcext:value-type="float">
            <text:p>942420000</text:p>
          </table:table-cell>
          <table:table-cell office:value-type="float" office:value="0.0520385434091617" calcext:value-type="float">
            <text:p>0.0520385434</text:p>
          </table:table-cell>
          <table:table-cell table:formula="of:=[.E18]*[.$G$13]" office:value-type="float" office:value="0.00468346890682455" calcext:value-type="float">
            <text:p>0.0046834689</text:p>
          </table:table-cell>
          <table:table-cell/>
          <table:table-cell office:value-type="float" office:value="942420000" calcext:value-type="float">
            <text:p>942420000</text:p>
          </table:table-cell>
          <table:table-cell office:value-type="float" office:value="0.007257" calcext:value-type="float">
            <text:p>0.007257</text:p>
          </table:table-cell>
          <table:table-cell/>
          <table:table-cell table:formula="of:=[.F18]-[.I18]" office:value-type="float" office:value="-0.00257353109317545" calcext:value-type="float">
            <text:p>-0.0025735311</text:p>
          </table:table-cell>
        </table:table-row>
        <table:table-row table:style-name="ro1" table:number-rows-repeated="3">
          <table:table-cell table:number-columns-repeated="4"/>
          <table:table-cell table:style-name="ce1"/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5"/>
          <table:table-cell office:value-type="string" calcext:value-type="string">
            <text:p>y</text:p>
          </table:table-cell>
          <table:table-cell table:formula="of:=1-[.G13]" office:value-type="float" office:value="0.91" calcext:value-type="float">
            <text:p>0.9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922350000" calcext:value-type="float">
            <text:p>922350000</text:p>
          </table:table-cell>
          <table:table-cell office:value-type="float" office:value="0.00296" calcext:value-type="float">
            <text:p>0.00296</text:p>
          </table:table-cell>
          <table:table-cell table:formula="of:=[.E24]*[.$G$23]" office:value-type="float" office:value="0.0026936" calcext:value-type="float">
            <text:p>0.0026936</text:p>
          </table:table-cell>
          <table:table-cell/>
          <table:table-cell office:value-type="float" office:value="922350000" calcext:value-type="float">
            <text:p>922350000</text:p>
          </table:table-cell>
          <table:table-cell office:value-type="float" office:value="0.002056" calcext:value-type="float">
            <text:p>0.002056</text:p>
          </table:table-cell>
          <table:table-cell/>
          <table:table-cell table:formula="of:=[.F24]-[.I24]" office:value-type="float" office:value="0.0006376" calcext:value-type="float">
            <text:p>0.0006376</text:p>
          </table:table-cell>
        </table:table-row>
        <table:table-row table:style-name="ro1">
          <table:table-cell table:number-columns-repeated="3"/>
          <table:table-cell office:value-type="float" office:value="922380000" calcext:value-type="float">
            <text:p>922380000</text:p>
          </table:table-cell>
          <table:table-cell office:value-type="float" office:value="0.99703" calcext:value-type="float">
            <text:p>0.99703</text:p>
          </table:table-cell>
          <table:table-cell table:formula="of:=[.E25]*[.$G$23]" office:value-type="float" office:value="0.9072973" calcext:value-type="float">
            <text:p>0.9072973</text:p>
          </table:table-cell>
          <table:table-cell/>
          <table:table-cell office:value-type="float" office:value="922380000" calcext:value-type="float">
            <text:p>922380000</text:p>
          </table:table-cell>
          <table:table-cell office:value-type="float" office:value="0.907684" calcext:value-type="float">
            <text:p>0.907684</text:p>
          </table:table-cell>
          <table:table-cell/>
          <table:table-cell table:formula="of:=[.F25]-[.I25]" office:value-type="float" office:value="-0.000386699999999851" calcext:value-type="float">
            <text:p>-0.00038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8T15:37:53.373160577</meta:creation-date>
    <dc:date>2017-04-28T15:45:04.333194586</dc:date>
    <meta:editing-duration>PT7M11S</meta:editing-duration>
    <meta:editing-cycles>1</meta:editing-cycles>
    <meta:document-statistic meta:table-count="1" meta:cell-count="46" meta:object-count="0"/>
    <meta:generator>LibreOffice/5.1.6.2$Linux_X86_64 LibreOffice_project/10m0$Build-2</meta:generator>
  </office:meta>
</office:document-meta>
</file>